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ff" style:font-name="Arial1" fo:font-size="12pt" fo:font-style="normal" style:text-underline-style="solid" style:text-underline-width="auto" style:text-underline-color="font-color" fo:font-weight="bold" fo:background-color="transparent" style:font-size-asian="12pt" style:font-size-complex="12pt"/>
    </style:style>
    <style:style style:name="P2" style:family="paragraph" style:parent-style-name="Text_20_body">
      <style:text-properties fo:font-variant="normal" fo:text-transform="none" fo:color="#0000ff" style:font-name="Arial1" fo:font-size="16pt" fo:font-style="normal" style:text-underline-style="solid" style:text-underline-width="auto" style:text-underline-color="font-color" fo:font-weight="bold" fo:background-color="transparent" style:font-size-asian="16pt" style:font-size-complex="16pt"/>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margin-top="0cm" fo:margin-bottom="0cm" fo:line-height="138%" style:writing-mode="lr-tb"/>
      <style:text-properties fo:font-variant="normal" fo:text-transform="none" fo:color="#0000ff" style:text-line-through-style="none" style:font-name="Arial1" fo:font-size="18pt" fo:font-style="normal" style:text-underline-style="none" fo:font-weight="bold" style:text-blinking="false" fo:background-color="transparent"/>
    </style:style>
    <style:style style:name="P5" style:family="paragraph" style:parent-style-name="Text_20_body">
      <style:paragraph-properties fo:margin-top="0cm" fo:margin-bottom="0cm" fo:line-height="138%" style:writing-mode="lr-tb"/>
      <style:text-properties fo:font-variant="normal" fo:text-transform="none" fo:color="#0000ff" style:text-line-through-style="none" style:font-name="Arial1"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ff" style:text-line-through-style="none" style:font-name="Arial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fo:line-height="138%" style:writing-mode="lr-tb"/>
      <style:text-properties fo:font-variant="normal" fo:text-transform="none" fo:color="#0000ff" style:text-line-through-style="none" style:font-name="Arial1" fo:font-size="12pt" fo:font-style="normal" style:text-underline-style="none" fo:font-weight="bold" style:text-blinking="false" fo:background-color="transparent" style:font-size-asian="12pt" style:font-size-complex="12pt"/>
    </style:style>
    <style:style style:name="P8" style:family="paragraph" style:parent-style-name="Text_20_body">
      <style:paragraph-properties fo:margin-top="0cm" fo:margin-bottom="0cm" fo:line-height="138%" fo:text-align="justify" style:justify-single-word="false" style:writing-mode="lr-tb"/>
      <style:text-properties fo:font-variant="normal" fo:text-transform="none" fo:color="#0000ff" style:text-line-through-style="none" style:font-name="Arial1" fo:font-size="16pt" fo:font-style="normal" style:text-underline-style="solid" style:text-underline-width="auto" style:text-underline-color="font-color" fo:font-weight="bold" style:text-blinking="false" fo:background-color="transparent" style:font-size-asian="16pt" style:font-weight-asian="bold" style:font-size-complex="16pt" style:font-weight-complex="bold"/>
    </style:style>
    <style:style style:name="P9" style:family="paragraph" style:parent-style-name="Text_20_body">
      <style:paragraph-properties fo:margin-top="0cm" fo:margin-bottom="0cm" fo:line-height="138%" style:writing-mode="lr-tb"/>
      <style:text-properties fo:font-size="12pt" style:font-size-asian="12pt" style:font-size-complex="12pt"/>
    </style:style>
    <style:style style:name="P10" style:family="paragraph" style:parent-style-name="Text_20_body">
      <style:paragraph-properties fo:margin-top="0cm" fo:margin-bottom="0cm" fo:line-height="138%" fo:text-align="justify" style:justify-single-word="false" style:writing-mode="lr-tb"/>
      <style:text-properties fo:font-size="12pt" style:font-size-asian="12pt" style:font-size-complex="12pt"/>
    </style:style>
    <style:style style:name="P11" style:family="paragraph" style:parent-style-name="Text_20_body">
      <style:paragraph-properties fo:margin-top="0cm" fo:margin-bottom="0cm" fo:line-height="138%" fo:text-align="justify" style:justify-single-word="false" fo:padding="0.074cm" fo:border-left="none" fo:border-right="none" fo:border-top="none" fo:border-bottom="0.035cm solid #000000" style:writing-mode="lr-tb" style:join-border="false"/>
      <style:text-properties fo:font-variant="normal" fo:text-transform="none" fo:color="#0000ff" style:text-line-through-style="none" style:font-name="Arial1"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cm" fo:margin-bottom="0cm" fo:line-height="138%" fo:text-align="center" style:justify-single-word="false" fo:padding="0.074cm" fo:border-left="none" fo:border-right="none" fo:border-top="none" fo:border-bottom="0.035cm solid #000000" style:writing-mode="lr-tb" style:join-border="false"/>
      <style:text-properties fo:font-variant="normal" fo:text-transform="none" fo:color="#0000cc" style:text-line-through-style="none" style:font-name="Arial1" fo:font-size="16pt" fo:font-style="normal" style:text-underline-style="none" fo:font-weight="bold" style:text-blinking="false" fo:background-color="transparent" style:font-size-asian="16pt" style:font-weight-asian="bold" style:font-size-complex="16pt" style:font-weight-complex="bold"/>
    </style:style>
    <style:style style:name="P13" style:family="paragraph" style:parent-style-name="Standard">
      <style:text-properties fo:font-variant="normal" fo:text-transform="none" fo:color="#0000ff" style:text-line-through-style="none" style:font-name="Arial1" fo:font-size="16pt" fo:font-style="normal" style:text-underline-style="none" fo:font-weight="bold" style:text-blinking="false" fo:background-color="transparent" style:font-size-asian="16pt" style:font-size-complex="16pt"/>
    </style:style>
    <style:style style:name="P14" style:family="paragraph" style:parent-style-name="Standard">
      <style:text-properties fo:font-size="16pt" style:font-size-asian="16pt" style:font-size-complex="16pt"/>
    </style:style>
    <style:style style:name="P15" style:family="paragraph" style:parent-style-name="Text_20_body" style:list-style-name="L1">
      <style:paragraph-properties fo:margin-top="0cm" fo:margin-bottom="0cm" fo:line-height="138%" fo:text-align="justify" style:justify-single-word="false" style:writing-mode="lr-tb"/>
      <style:text-properties fo:font-size="12pt" style:font-size-asian="12pt" style:font-size-complex="12pt"/>
    </style:style>
    <style:style style:name="P16" style:family="paragraph" style:parent-style-name="Text_20_body">
      <style:paragraph-properties fo:margin-top="0cm" fo:margin-bottom="0cm" fo:line-height="138%" fo:text-align="justify" style:justify-single-word="false" style:writing-mode="lr-tb"/>
      <style:text-properties fo:font-variant="normal" fo:text-transform="none" fo:color="#ff0000" style:text-line-through-styl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T1" style:family="text">
      <style:text-properties fo:font-variant="normal" fo:text-transform="none" fo:color="#0000ff" style:text-line-through-style="none" style:font-name="Arial1" fo:font-style="normal" style:text-underline-style="none" fo:font-weight="bold" style:text-blinking="false" fo:background-color="transparent"/>
    </style:style>
    <style:style style:name="T2" style:family="text">
      <style:text-properties fo:font-variant="normal" fo:text-transform="none" fo:color="#0000ff" style:text-line-through-style="none" style:font-name="Arial1" fo:font-style="normal" style:text-underline-style="none" fo:font-weight="bold" style:text-blinking="false" fo:background-color="transparent" style:font-weight-asian="bold" style:font-weight-complex="bold"/>
    </style:style>
    <style:style style:name="T3" style:family="text">
      <style:text-properties fo:font-variant="normal" fo:text-transform="none" fo:color="#0000ff" style:text-line-through-style="none" style:font-name="Arial1" fo:font-style="normal" style:text-underline-style="none" fo:font-weight="normal" style:text-blinking="false" fo:background-color="transparent"/>
    </style:style>
    <style:style style:name="T4" style:family="text">
      <style:text-properties fo:font-variant="normal" fo:text-transform="none" fo:color="#0000ff" style:text-line-through-style="none" style:text-underline-style="none" style:text-blinking="false"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3"><text:bookmark text:name="docs-internal-guid-6685f8ec-ec57-a942-f7a8-668a9c02a99f"/>Alternatives au processus d’achat</text:p>
      <text:p text:style-name="P14"/>
      <text:p text:style-name="P5">Le processus d’achat peut subir quelques modifications en fonction du type de décision d’achat dans laquelle se trouve le consommateur.</text:p>
      <text:p text:style-name="P5">Il arrive qu’un consommateur évalue les alternatives à la suite d’une recherche d’information pour réaliser qu’aucune des alternatives n’est satisfaisante. Le processus recommencera alors de la recherche d’informations.</text:p>
      <text:p text:style-name="P5">Dans le cas d’un achat routinier, le consommateur peut ignorer les étapes de recherche d’informations et d’évaluation des alternatives. Cela peut aussi arriver pour un achat émotif.</text:p>
      <text:p text:style-name="P3"/>
      <text:p text:style-name="P9"><text:span text:style-name="T3">De nos jours, il n’est plus possible de considérer l’achat comme un </text:span><text:span text:style-name="T2">processus linéaire</text:span><text:span text:style-name="T3">. L’achat peut s’effectuer à partir d'un nombre croissant de canaux, transformant jusqu’aux objets du quotidien en canaux de vente : téléphone portable, tablette, bracelet, etc. </text:span><text:span text:style-name="T1">L’acte d’achat doit donc être intégré dans un processus continu et complexe.</text:span></text:p>
      <text:p text:style-name="P5">Le « multicanal » s’appuie souvent sur l’hypothèse que les clients privilégient un mode, qu’il s’agisse des magasins physiques ou du Web. De nombreuses entreprises gèrent ainsi chaque canal indépendamment les uns des autres, avec une équipe, des budgets, des processus, des outils, des structures managériales et des objectifs financiers distincts. Or, la plupart des clients lors d’un achat naviguent aujourd’hui régulièrement entre les différents canaux digitaux.</text:p>
      <text:p text:style-name="P9"><text:span text:style-name="T3">Par exemple : « </text:span><text:span text:style-name="T1">Je fais une recherche sur Internet avec mon smartphone lors de mon trajet au travail, je sélectionne des produits intéressants que j’ajoute à mon panier. Le soir à la maison, j’en discute avec mon/ma conjoint(e) sur mon ordinateur portable. Je me rends en magasin pour prendre les produits en main et je cherche de meilleurs prix ou coupons de réduction sur mon mobile pendant que je suis dans le magasin».</text:span></text:p>
      <text:p text:style-name="P7"/>
      <text:p text:style-name="P3"><text:span text:style-name="T3">L’évolution des usages avec l’explosion des canaux doit faire l’objet de toute l’attention des commerçants, dans la mesure où les consommateurs souhaitent bénéficier d’une expérience unique, quels que soient le lieu d’où ils se connectent, l’appareil qu’ils utilisent et l’heure qu’ils choisissent pour effectuer leurs achats. Pour les commerçants, il s’agit d’une véritable opportunité, dans la mesure où ils peuvent ainsi faire de chaque point de contact un levier d’engagement.</text:span> </text:p>
      <text:p text:style-name="Standard"/>
      <text:p text:style-name="Standard"/>
      <text:p text:style-name="Standard"/>
      <text:p text:style-name="Standard"/>
      <text:p text:style-name="Standard"/>
      <text:p text:style-name="P4"><text:bookmark text:name="docs-internal-guid-6685f8ec-ec57-4ca6-b29d-b45816b05dfc"/><text:soft-page-break/>Les types d’achat </text:p>
      <text:p text:style-name="Text_20_body"/>
      <text:p text:style-name="P5">On peut distinguer trois types d’achat :</text:p>
      <text:p text:style-name="P3"/>
      <text:p text:style-name="P10"><text:span text:style-name="T3"><text:tab/>-   </text:span><text:span text:style-name="T1">L'achat impulsif :</text:span><text:span text:style-name="T4"> </text:span><text:span text:style-name="T3">le client achète alors qu'il ne l'avait pas prévu. Ceci concerne <text:tab/>des achats peu impliquant financièrement ou des achats mis en valeurs par des </text:span></text:p>
      <text:p text:style-name="P6"><text:tab/>techniques de communication ou de promotion.</text:p>
      <text:list xml:id="list7415897807769270262" text:style-name="L1">
        <text:list-item>
          <text:p text:style-name="P15"><text:span text:style-name="T3">  </text:span><text:span text:style-name="T1">L'achat réfléchis</text:span><text:span text:style-name="T4"> </text:span><text:span text:style-name="T3">: il concerne en général des produits anormaux pour lesquels le consommateur doit s'informer et établir des comparaisons avant l'achat. On parle aussi d'achats raisonnés.</text:span></text:p>
        </text:list-item>
        <text:list-item>
          <text:p text:style-name="P15"><text:span text:style-name="T3">  </text:span><text:span text:style-name="T1">L'achat routinier :</text:span><text:span text:style-name="T4"> </text:span><text:span text:style-name="T3">il concerne des biens de consommation courante pour lesquels le client doit renouveler périodiquement l'achat.</text:span></text:p>
        </text:list-item>
      </text:list>
      <text:p text:style-name="P11"/>
      <text:p text:style-name="P12">Motivations/Freins</text:p>
      <text:p text:style-name="P16"/>
      <text:p text:style-name="P8">Les motivations :</text:p>
      <text:p text:style-name="P6"><text:bookmark text:name="docs-internal-guid-6685f8ec-ec72-d8b6-5fe1-b0b3b386d203"/>La motivation: raison profonde qui incite un client à vouloir acheter un produit.</text:p>
      <text:p text:style-name="P10"><text:span text:style-name="T1">La motivation pousse le consommateur à l'achat</text:span><text:span text:style-name="T3">:</text:span></text:p>
      <text:p text:style-name="P10"><text:span text:style-name="T3">-  </text:span><text:span text:style-name="T1">Motivation hédoniste :</text:span><text:span text:style-name="T4"> </text:span><text:span text:style-name="T3">Recherche de la satisfaction personnelle, le désir de se faire plaisir à soi même. exemple: Achat d’une tablette de chocolat par gourmandise</text:span></text:p>
      <text:p text:style-name="P10"><text:span text:style-name="T3">-   </text:span><text:span text:style-name="T1">Motivation oblative : </text:span><text:span text:style-name="T3">Recherche du plaisir des autres, désir de faire plaisir aux autres.exemple:Achat d’un jouet à un enfant pour lui faire plaisir.</text:span></text:p>
      <text:p text:style-name="P3"><text:span text:style-name="T3">-   </text:span><text:span text:style-name="T1">Motivation d'auto-expression :</text:span><text:span text:style-name="T4"> </text:span><text:span text:style-name="T3">Recherche de l’affirmation et de l’accomplissement personnel.exemple:Achat d’une paire de tennis NIKE. </text:span></text:p>
      <text:p text:style-name="P3"/>
      <text:p text:style-name="P2"><text:bookmark text:name="docs-internal-guid-6685f8ec-ec5c-7086-1003-4c694d6670dc"/>Les freins:</text:p>
      <text:p text:style-name="P1">Facteur matériel ou psychologique qui empêche un client d’acheter un produit ou retarde sa décision d’achat.</text:p>
      <text:p text:style-name="P10"><text:span text:style-name="T1">Le frein est une force psychologique qui empêche l'individu d'agir.</text:span><text:span text:style-name="T4"> </text:span><text:span text:style-name="T3">On distingue parmi les freins :</text:span></text:p>
      <text:p text:style-name="P10"><text:span text:style-name="T3">-   </text:span><text:span text:style-name="T1">Les risques :</text:span><text:span text:style-name="T4"> </text:span><text:span text:style-name="T3">événements défavorables qui peuvent survenir suite à l'achat d'un produit.</text:span></text:p>
      <text:p text:style-name="P10"><text:span text:style-name="T3">-   </text:span><text:span text:style-name="T1">Les peurs</text:span><text:span text:style-name="T4"> </text:span><text:span text:style-name="T3">qui peuvent être réelle ou imaginaire et qui sont liés à l'utilisation d'un produit.</text:span></text:p>
      <text:p text:style-name="P3"><text:span text:style-name="T3">-   </text:span><text:span text:style-name="T1">Les freins financiers</text:span><text:span text:style-name="T4"> </text:span><text:span text:style-name="T3">liés aux niveaux de prix du produi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lenn Rimmer</meta:initial-creator>
    <meta:creation-date>2017-03-20T16:26:18.04</meta:creation-date>
    <meta:generator>OpenOffice/4.1.3$Win32 OpenOffice.org_project/413m1$Build-9783</meta:generator>
    <dc:date>2017-03-21T10:13:04.83</dc:date>
    <dc:creator>Glenn Rimmer</dc:creator>
    <meta:editing-duration>PT3H18M54S</meta:editing-duration>
    <meta:editing-cycles>16</meta:editing-cycles>
    <meta:document-statistic meta:table-count="0" meta:image-count="0" meta:object-count="0" meta:page-count="2" meta:paragraph-count="27" meta:word-count="598" meta:character-count="3961"/>
  </office:meta>
</office:document-meta>
</file>